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omente_20_título-title" style:list-style-name="L1">
      <style:graphic-properties draw:stroke="none" svg:stroke-width="0cm" draw:fill="solid" draw:fill-color="#2a6099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omente_20_título-notes">
      <style:graphic-properties draw:stroke="none" svg:stroke-width="0cm" draw:fill="none" draw:fill-color="#ffffff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oment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solid" draw:fill-color="#2a6099"/>
      <style:paragraph-properties fo:margin-top="0cm" fo:margin-bottom="0cm" fo:line-height="100%" fo:text-align="start" style:punctuation-wrap="hanging" style:writing-mode="lr-tb" style:font-independent-line-spacing="true"/>
      <style:text-properties fo:font-size="44pt" fo:hyphenate="false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00" loext:opacity="100%" style:text-line-through-style="none" style:text-line-through-type="none" style:text-position="0% 100%" style:font-name="Calibri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pt" fo:country="BR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&#10;&#10; SANTOS&#10;Santo, santo, santo, dizem todos os anjos            " draw:style-name="dp1" draw:master-page-name="Somente_20_título" presentation:presentation-page-layout-name="AL1T19">
        <draw:frame draw:name="Título 1" presentation:style-name="pr1" draw:text-style-name="P2" draw:layer="layout" svg:width="25.399cm" svg:height="19.049cm" svg:x="0cm" svg:y="0cm" presentation:class="title" presentation:user-transformed="true">
          <draw:text-box>
            <text:p text:style-name="P1"><text:span text:style-name="T1">Santo, santo, santo, dizem todos os anjos <text:s text:c="15"/></text:span><text:span text:style-name="T1"><text:line-break/></text:span><text:span text:style-name="T1">Santo, santo, santo, é o Senhor Jesus</text:span><text:span text:style-name="T1"><text:line-break/></text:span><text:span text:style-name="T1">Santo, santo, santo, é quem os redime</text:span><text:span text:style-name="T1"><text:line-break/></text:span><text:span text:style-name="T1">Porque meu Deus é Santo e a terra cheia de sua glória está Porque meu Deus é Santo e a terra cheia de sua glória está</text:span><text:span text:style-name="T1"><text:line-break/></text:span><text:span text:style-name="T1">Céus e terras passarão, mas Sua Palavra não passará Céus e terras passarão, mas Sua Palavra não passará Não, não, não passará</text:span><text:span text:style-name="T1"><text:line-break/></text:span><text:span text:style-name="T1">Não, não, não, não, não, não passará</text:span></text:p>
          </draw:text-box>
        </draw:frame>
        <presentation:notes draw:style-name="dp2">
          <draw:page-thumbnail draw:name="Espaço Reservado para Imagem de Slide 1" draw:style-name="gr1" draw:layer="layout" svg:width="12.699cm" svg:height="9.524cm" svg:x="3.175cm" svg:y="1.905cm" draw:page-number="1" presentation:class="page"/>
          <draw:frame draw:name="Espaço Reservado para Anotações 2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E <text:s text:c="65"/>B7 <text:s text:c="15"/></text:span></text:p>
              <text:p text:style-name="P3"><text:span text:style-name="T2">Santo, santo, santo, dizem todos os anjos <text:s text:c="12"/></text:span></text:p>
              <text:p text:style-name="P3"><text:span text:style-name="T2"><text:s text:c="65"/></text:span><text:span text:style-name="T2">E <text:s text:c="32"/></text:span></text:p>
              <text:p text:style-name="P3"><text:span text:style-name="T2">Santo, santo, santo, é o Senhor Jesus</text:span></text:p>
              <text:p text:style-name="P3"><text:span text:style-name="T2"><text:s text:c="61"/></text:span><text:span text:style-name="T2">A</text:span></text:p>
              <text:p text:style-name="P3"><text:span text:style-name="T2">Santo, santo, santo, é quem os redime</text:span></text:p>
              <text:p text:style-name="P3"><text:span text:style-name="T2"><text:s text:c="38"/></text:span><text:span text:style-name="T2">E <text:s text:c="26"/>B7 <text:s text:c="30"/>E</text:span></text:p>
              <text:p text:style-name="P3"><text:span text:style-name="T2">Porque meu Deus é Santo e a terra cheia de sua glória está</text:span></text:p>
              <text:p text:style-name="P3"><text:span text:style-name="T2">A <text:s text:c="34"/>E <text:s text:c="22"/>B7 <text:s text:c="33"/>E</text:span></text:p>
              <text:p text:style-name="P3"><text:span text:style-name="T2">Porque meu Deus é Santo e a terra cheia de sua glória está</text:span></text:p>
              <text:p text:style-name="P3"><text:span text:style-name="T2"><text:s text:c="36"/></text:span><text:span text:style-name="T2">B7 <text:s text:c="49"/>E <text:s text:c="16"/>REFRAO</text:span></text:p>
              <text:p text:style-name="P3"><text:span text:style-name="T2">Céus e terras passarão, mas Sua Palavra não passará</text:span></text:p>
              <text:p text:style-name="P3"><text:span text:style-name="T2"><text:s text:c="36"/></text:span><text:span text:style-name="T2">B7 <text:s text:c="50"/>E</text:span></text:p>
              <text:p text:style-name="P3"><text:span text:style-name="T2">Céus e terras passarão, mas Sua Palavra não passará</text:span></text:p>
              <text:p text:style-name="P3"><text:span text:style-name="T2"><text:s text:c="2"/></text:span><text:span text:style-name="T2">A <text:s text:c="6"/>E <text:s text:c="5"/>B7 <text:s text:c="12"/>E</text:span></text:p>
              <text:p text:style-name="P3"><text:span text:style-name="T2">Não, não, não passará</text:span></text:p>
              <text:p text:style-name="P3"><text:span text:style-name="T2"><text:s text:c="29"/></text:span><text:span text:style-name="T2">A <text:s text:c="5"/>E <text:s text:c="5"/>B7 <text:s text:c="12"/>E</text:span></text:p>
              <text:p text:style-name="P3"><text:span text:style-name="T2">Não, não, não, não, não, não passará</text:span></text:p>
              <text:p text:style-name="P3"><text:span text:style-name="T2"><text:s text:c="8"/></text:span><text:span text:style-name="T2">E <text:s text:c="50"/>B7</text:span></text:p>
              <text:p text:style-name="P3"><text:span text:style-name="T2">Hosana a Jesus Cristo, filho de Maria</text:span></text:p>
              <text:p text:style-name="P3"><text:span text:style-name="T2"><text:s text:c="68"/></text:span><text:span text:style-name="T2">E</text:span></text:p>
              <text:p text:style-name="P3"><text:span text:style-name="T2">Bendito o que vem em nome do Senhor</text:span></text:p>
              <text:p text:style-name="P3"><text:span text:style-name="T2"><text:s text:c="61"/></text:span><text:span text:style-name="T2">A</text:span></text:p>
              <text:p text:style-name="P3"><text:span text:style-name="T2">Santo, santo, santo, é quem os redime</text:span><text:span text:style-name="T2"><text:line-break/></text:span><text:span text:style-name="T2"/></text:p>
            </draw:text-box>
          </draw:frame>
          <draw:frame draw:name="Espaço Reservado para Número de Slide 3" presentation:style-name="pr3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false" style:shrink-to-fit="true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oment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oment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omente_20_título" style:display-name="Somente título" style:page-layout-name="PM1" draw:style-name="Mdp1">
      <draw:frame draw:name="Título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2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ço Reservado para Rodapé 3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4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omente_20_título-title" draw:layer="backgroundobjects" svg:width="19.798cm" svg:height="11.136cm" svg:x="0.6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  E                                                                  B7                                                                                 SANTO Santo, santo, santo, dizem todos os anjos                 SANTOS                                                                  E Santo, santo, santo, é o Senhor Jesus                                                              A Santo, santo, santo, é quem os redime                                       E                           B7                               E Porque meu Deus é Santo e a terra cheia de sua glória está A                                   E                       B7                                  E Porque meu Deus é Santo e a terra cheia de sua glória está                                     B7                                                  E                 REFRAO Céus e terras passarão, mas Sua Palavra não passará                                     B7                                                   E Céus e terras passarão, mas Sua Palavra não passará   A       E      B7             E Não, não, não passará                              A      E      B7             E Não, não, não, não, não, não passará         E                                                   B7 Hosana a Jesus Cristo, filho de Maria                                                                     E Bendito o que vem em nome do Senhor                                                              A Santo, santo, santo, é quem os redime  </dc:title>
    <meta:initial-creator>Usuário do Windows</meta:initial-creator>
    <meta:editing-cycles>16</meta:editing-cycles>
    <meta:creation-date>2015-03-15T00:53:16</meta:creation-date>
    <dc:date>2024-05-13T12:17:35.125407999</dc:date>
    <meta:editing-duration>PT2H8M39S</meta:editing-duration>
    <meta:generator>LibreOffice/7.3.7.2$Linux_X86_64 LibreOffice_project/30$Build-2</meta:generator>
    <meta:document-statistic meta:object-count="25"/>
    <meta:user-defined meta:name="AppVersion">12.0000</meta:user-defined>
    <meta:user-defined meta:name="Notes" meta:value-type="float">1</meta:user-defined>
    <meta:user-defined meta:name="PresentationFormat">Apresentação na tela (4:3)</meta:user-defined>
    <meta:user-defined meta:name="Slides" meta:value-type="float">1</meta:user-defined>
  </office:meta>
</office:document-meta>
</file>